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15.753cm" fo:margin-left="0cm" fo:margin-top="0cm" fo:margin-bottom="0cm" table:align="left" style:writing-mode="lr-tb"/>
    </style:style>
    <style:style style:name="Table1.A" style:family="table-column">
      <style:table-column-properties style:column-width="4.847cm"/>
    </style:style>
    <style:style style:name="Table1.B" style:family="table-column">
      <style:table-column-properties style:column-width="10.906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" style:family="table">
      <style:table-properties style:width="15.753cm" fo:margin-left="0cm" fo:margin-top="0cm" fo:margin-bottom="0cm" table:align="left" style:writing-mode="lr-tb"/>
    </style:style>
    <style:style style:name="GLOSSARY.A" style:family="table-column">
      <style:table-column-properties style:column-width="7.078cm"/>
    </style:style>
    <style:style style:name="GLOSSARY.B" style:family="table-column">
      <style:table-column-properties style:column-width="8.675cm"/>
    </style:style>
    <style:style style:name="GLOSSARY.1" style:family="table-row">
      <style:table-row-properties fo:keep-together="auto"/>
    </style:style>
    <style:style style:name="GLOSSARY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5.76cm" fo:margin-top="0cm" fo:margin-bottom="0cm" table:align="left" style:writing-mode="lr-tb"/>
    </style:style>
    <style:style style:name="Table2.A" style:family="table-column">
      <style:table-column-properties style:column-width="4.187cm"/>
    </style:style>
    <style:style style:name="Table2.B" style:family="table-column">
      <style:table-column-properties style:column-width="11.573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.A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15.753cm" fo:margin-left="0cm" fo:margin-top="0cm" fo:margin-bottom="0cm" table:align="left" style:writing-mode="lr-tb"/>
    </style:style>
    <style:style style:name="Table3.A" style:family="table-column">
      <style:table-column-properties style:column-width="4.401cm"/>
    </style:style>
    <style:style style:name="Table3.B" style:family="table-column">
      <style:table-column-properties style:column-width="11.352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 style:writing-mode="lr-tb"/>
    </style:style>
    <style:style style:name="KEY_5f_USERS" style:display-name="KEY_USERS" style:family="table">
      <style:table-properties style:width="15.753cm" fo:margin-left="0cm" fo:margin-top="0cm" fo:margin-bottom="0cm" table:align="left" style:writing-mode="lr-tb"/>
    </style:style>
    <style:style style:name="KEY_5f_USERS.A" style:display-name="KEY_USERS.A" style:family="table-column">
      <style:table-column-properties style:column-width="7.078cm"/>
    </style:style>
    <style:style style:name="KEY_5f_USERS.B" style:display-name="KEY_USERS.B" style:family="table-column">
      <style:table-column-properties style:column-width="8.675cm"/>
    </style:style>
    <style:style style:name="KEY_5f_USERS.1" style:display-name="KEY_USERS.1" style:family="table-row">
      <style:table-row-properties fo:keep-together="auto"/>
    </style:style>
    <style:style style:name="KEY_5f_USERS.A1" style:display-name="KEY_USERS.A1" style:family="table-cell">
      <style:table-cell-properties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5.753cm" fo:margin-left="0cm" fo:margin-top="0cm" fo:margin-bottom="0cm" table:align="left" style:writing-mode="lr-tb"/>
    </style:style>
    <style:style style:name="Table4.A" style:family="table-column">
      <style:table-column-properties style:column-width="4.401cm"/>
    </style:style>
    <style:style style:name="Table4.B" style:family="table-column">
      <style:table-column-properties style:column-width="11.352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0.5pt solid #000000" style:writing-mode="lr-tb"/>
    </style:style>
    <style:style style:name="Table4.2" style:family="table-row">
      <style:table-row-properties style:min-row-height="1.307cm" fo:keep-together="auto"/>
    </style:style>
    <style:style style:name="Table4.3" style:family="table-row">
      <style:table-row-properties style:min-row-height="1.214cm" fo:keep-together="auto"/>
    </style:style>
    <style:style style:name="TERMS" style:family="table">
      <style:table-properties style:width="15.753cm" fo:margin-left="0cm" fo:margin-top="0cm" fo:margin-bottom="0cm" table:align="left" style:writing-mode="lr-tb"/>
    </style:style>
    <style:style style:name="TERMS.A" style:family="table-column">
      <style:table-column-properties style:column-width="7.078cm"/>
    </style:style>
    <style:style style:name="TERMS.B" style:family="table-column">
      <style:table-column-properties style:column-width="8.675cm"/>
    </style:style>
    <style:style style:name="TERMS.1" style:family="table-row">
      <style:table-row-properties fo:keep-together="auto"/>
    </style:style>
    <style:style style:name="TERMS.A1" style:family="table-cell">
      <style:table-cell-properties fo:padding-left="0.191cm" fo:padding-right="0.191cm" fo:padding-top="0cm" fo:padding-bottom="0cm" fo:border="0.5pt solid #000000" style:writing-mode="lr-tb"/>
    </style:style>
    <style:style style:name="TECHNICAL_5f_SKILL" style:display-name="TECHNICAL_SKILL" style:family="table">
      <style:table-properties style:width="14.243cm" fo:margin-left="0.009cm" fo:margin-top="0cm" fo:margin-bottom="0cm" table:align="left" style:writing-mode="lr-tb"/>
    </style:style>
    <style:style style:name="TECHNICAL_5f_SKILL.A" style:display-name="TECHNICAL_SKILL.A" style:family="table-column">
      <style:table-column-properties style:column-width="0.554cm"/>
    </style:style>
    <style:style style:name="TECHNICAL_5f_SKILL.B" style:display-name="TECHNICAL_SKILL.B" style:family="table-column">
      <style:table-column-properties style:column-width="6.569cm"/>
    </style:style>
    <style:style style:name="TECHNICAL_5f_SKILL.C" style:display-name="TECHNICAL_SKILL.C" style:family="table-column">
      <style:table-column-properties style:column-width="7.121cm"/>
    </style:style>
    <style:style style:name="TECHNICAL_5f_SKILL.1" style:display-name="TECHNICAL_SKILL.1" style:family="table-row">
      <style:table-row-properties fo:keep-together="auto"/>
    </style:style>
    <style:style style:name="TECHNICAL_5f_SKILL.A1" style:display-name="TECHNICAL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ECHNICAL_5f_SKILL.2" style:display-name="TECHNICAL_SKILL.2" style:family="table-row">
      <style:table-row-properties style:min-row-height="1.312cm" fo:keep-together="auto"/>
    </style:style>
    <style:style style:name="NICE_5f_TO_5f_HAVE_5f_SKILL" style:display-name="NICE_TO_HAVE_SKILL" style:family="table">
      <style:table-properties style:width="14.744cm" fo:margin-left="0.009cm" fo:margin-top="0cm" fo:margin-bottom="0cm" table:align="left" style:writing-mode="lr-tb"/>
    </style:style>
    <style:style style:name="NICE_5f_TO_5f_HAVE_5f_SKILL.A" style:display-name="NICE_TO_HAVE_SKILL.A" style:family="table-column">
      <style:table-column-properties style:column-width="0.554cm"/>
    </style:style>
    <style:style style:name="NICE_5f_TO_5f_HAVE_5f_SKILL.B" style:display-name="NICE_TO_HAVE_SKILL.B" style:family="table-column">
      <style:table-column-properties style:column-width="7.19cm"/>
    </style:style>
    <style:style style:name="NICE_5f_TO_5f_HAVE_5f_SKILL.C" style:display-name="NICE_TO_HAVE_SKILL.C" style:family="table-column">
      <style:table-column-properties style:column-width="7.001cm"/>
    </style:style>
    <style:style style:name="NICE_5f_TO_5f_HAVE_5f_SKILL.1" style:display-name="NICE_TO_HAVE_SKILL.1" style:family="table-row">
      <style:table-row-properties fo:keep-together="auto"/>
    </style:style>
    <style:style style:name="NICE_5f_TO_5f_HAVE_5f_SKILL.A1" style:display-name="NICE_TO_HAVE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ECHNICAL_5f_COMP" style:display-name="TECHNICAL_COMP" style:family="table">
      <style:table-properties style:width="15.903cm" fo:margin-left="0.009cm" fo:margin-top="0cm" fo:margin-bottom="0cm" table:align="left" style:writing-mode="lr-tb"/>
    </style:style>
    <style:style style:name="TECHNICAL_5f_COMP.A" style:display-name="TECHNICAL_COMP.A" style:family="table-column">
      <style:table-column-properties style:column-width="0.677cm"/>
    </style:style>
    <style:style style:name="TECHNICAL_5f_COMP.B" style:display-name="TECHNICAL_COMP.B" style:family="table-column">
      <style:table-column-properties style:column-width="8.033cm"/>
    </style:style>
    <style:style style:name="TECHNICAL_5f_COMP.C" style:display-name="TECHNICAL_COMP.C" style:family="table-column">
      <style:table-column-properties style:column-width="7.193cm"/>
    </style:style>
    <style:style style:name="TECHNICAL_5f_COMP.1" style:display-name="TECHNICAL_COMP.1" style:family="table-row">
      <style:table-row-properties fo:keep-together="auto"/>
    </style:style>
    <style:style style:name="TECHNICAL_5f_COMP.A1" style:display-name="TECHNICAL_COMP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CULTURAL_5f_FIT" style:display-name="CULTURAL_FIT" style:family="table">
      <style:table-properties style:width="15.903cm" fo:margin-left="0.009cm" fo:margin-top="0cm" fo:margin-bottom="0cm" table:align="left" style:writing-mode="lr-tb"/>
    </style:style>
    <style:style style:name="CULTURAL_5f_FIT.A" style:display-name="CULTURAL_FIT.A" style:family="table-column">
      <style:table-column-properties style:column-width="0.677cm"/>
    </style:style>
    <style:style style:name="CULTURAL_5f_FIT.B" style:display-name="CULTURAL_FIT.B" style:family="table-column">
      <style:table-column-properties style:column-width="8.033cm"/>
    </style:style>
    <style:style style:name="CULTURAL_5f_FIT.C" style:display-name="CULTURAL_FIT.C" style:family="table-column">
      <style:table-column-properties style:column-width="7.193cm"/>
    </style:style>
    <style:style style:name="CULTURAL_5f_FIT.1" style:display-name="CULTURAL_FIT.1" style:family="table-row">
      <style:table-row-properties fo:keep-together="auto"/>
    </style:style>
    <style:style style:name="CULTURAL_5f_FIT.A1" style:display-name="CULTURAL_FIT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SOCIAL_5f_VALUES" style:display-name="SOCIAL_VALUES" style:family="table">
      <style:table-properties style:width="15.903cm" fo:margin-left="0.009cm" fo:margin-top="0cm" fo:margin-bottom="0cm" table:align="left" style:writing-mode="lr-tb"/>
    </style:style>
    <style:style style:name="SOCIAL_5f_VALUES.A" style:display-name="SOCIAL_VALUES.A" style:family="table-column">
      <style:table-column-properties style:column-width="0.677cm"/>
    </style:style>
    <style:style style:name="SOCIAL_5f_VALUES.B" style:display-name="SOCIAL_VALUES.B" style:family="table-column">
      <style:table-column-properties style:column-width="8.033cm"/>
    </style:style>
    <style:style style:name="SOCIAL_5f_VALUES.C" style:display-name="SOCIAL_VALUES.C" style:family="table-column">
      <style:table-column-properties style:column-width="7.193cm"/>
    </style:style>
    <style:style style:name="SOCIAL_5f_VALUES.1" style:display-name="SOCIAL_VALUES.1" style:family="table-row">
      <style:table-row-properties fo:keep-together="auto"/>
    </style:style>
    <style:style style:name="SOCIAL_5f_VALUES.A1" style:display-name="SOCIAL_VALUES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SCORE" style:family="table">
      <style:table-properties style:width="16.002cm" fo:margin-left="0cm" fo:margin-top="0cm" fo:margin-bottom="0cm" table:align="left" style:writing-mode="lr-tb"/>
    </style:style>
    <style:style style:name="SCORE.A" style:family="table-column">
      <style:table-column-properties style:column-width="3.752cm"/>
    </style:style>
    <style:style style:name="SCORE.B" style:family="table-column">
      <style:table-column-properties style:column-width="5.5cm"/>
    </style:style>
    <style:style style:name="SCORE.C" style:family="table-column">
      <style:table-column-properties style:column-width="6.75cm"/>
    </style:style>
    <style:style style:name="SCORE.1" style:family="table-row">
      <style:table-row-properties fo:keep-together="auto"/>
    </style:style>
    <style:style style:name="SCORE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4" style:family="table">
      <style:table-properties style:width="15.903cm" fo:margin-left="0.009cm" fo:margin-top="0cm" fo:margin-bottom="0cm" table:align="left" style:writing-mode="lr-tb"/>
    </style:style>
    <style:style style:name="Table14.A" style:family="table-column">
      <style:table-column-properties style:column-width="7.952cm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.018cm" fo:padding-right="0.018cm" fo:padding-top="0cm" fo:padding-bottom="0cm" fo:border="0.5pt solid #000000"/>
    </style:style>
    <style:style style:name="Table14.B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14.A11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B11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4.A12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A13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A14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orphans="0" fo:widows="0"/>
      <style:text-properties officeooo:paragraph-rsid="00444220"/>
    </style:style>
    <style:style style:name="P3" style:family="paragraph" style:parent-style-name="Standard">
      <style:paragraph-properties fo:text-align="center" style:justify-single-word="false" fo:orphans="0" fo:widows="0"/>
      <style:text-properties officeooo:paragraph-rsid="004609d3"/>
    </style:style>
    <style:style style:name="P4" style:family="paragraph" style:parent-style-name="Standard">
      <style:paragraph-properties fo:text-align="center" style:justify-single-word="false" fo:orphans="0" fo:widows="0"/>
      <style:text-properties officeooo:paragraph-rsid="0075b2a5"/>
    </style:style>
    <style:style style:name="P5" style:family="paragraph" style:parent-style-name="Standard">
      <style:paragraph-properties fo:text-align="center" style:justify-single-word="false" fo:orphans="0" fo:widows="0"/>
      <style:text-properties officeooo:paragraph-rsid="0077950c"/>
    </style:style>
    <style:style style:name="P6" style:family="paragraph" style:parent-style-name="Standard">
      <style:paragraph-properties fo:text-align="center" style:justify-single-word="false"/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P7" style:family="paragraph" style:parent-style-name="Standard">
      <style:text-properties fo:color="#000000" loext:opacity="100%" fo:font-size="12.5pt" officeooo:paragraph-rsid="0075b2a5" style:font-size-asian="12.5pt" style:font-name-complex="Calibri1" style:font-size-complex="12.5pt"/>
    </style:style>
    <style:style style:name="P8" style:family="paragraph" style:parent-style-name="Standard">
      <style:text-properties fo:color="#000000" loext:opacity="100%" fo:font-weight="bold" officeooo:paragraph-rsid="00490f3c" style:font-weight-asian="bold" style:font-name-complex="Calibri1" style:font-size-complex="12.5pt"/>
    </style:style>
    <style:style style:name="P9" style:family="paragraph" style:parent-style-name="Standard">
      <style:text-properties fo:color="#000000" loext:opacity="100%" fo:font-weight="bold" officeooo:paragraph-rsid="00492923" style:font-weight-asian="bold" style:font-name-complex="Calibri1" style:font-size-complex="12.5pt"/>
    </style:style>
    <style:style style:name="P10" style:family="paragraph" style:parent-style-name="Standard">
      <style:text-properties fo:color="#000000" loext:opacity="100%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00" loext:opacity="100%" style:font-name="Calibri" fo:font-size="12.5pt" fo:language="en" fo:country="GB" fo:font-weight="normal" officeooo:paragraph-rsid="004609d3" style:letter-kerning="false" style:font-name-asian="Calibri1" style:font-size-asian="12.5pt" style:language-asian="en" style:country-asian="US" style:font-weight-asian="normal" style:font-name-complex="Calibri1" style:font-size-complex="12.5pt" style:language-complex="ar" style:country-complex="SA" style:font-weight-complex="normal"/>
    </style:style>
    <style:style style:name="P12" style:family="paragraph" style:parent-style-name="Standard">
      <style:paragraph-properties fo:text-align="center" style:justify-single-word="false"/>
      <style:text-properties fo:color="#0f27b1" loext:opacity="100%" fo:font-size="12.5pt" fo:font-weight="bold" style:font-size-asian="12.5pt" style:font-weight-asian="bold" style:font-size-complex="12.5pt" style:font-weight-complex="bold"/>
    </style:style>
    <style:style style:name="P13" style:family="paragraph" style:parent-style-name="Standard">
      <style:paragraph-properties fo:text-align="center" style:justify-single-word="false"/>
      <style:text-properties fo:color="#0f27b1" loext:opacity="100%" fo:font-size="12.5pt" fo:font-weight="bold" officeooo:paragraph-rsid="0065baae" style:font-size-asian="12.5pt" style:font-weight-asian="bold" style:font-size-complex="12.5pt" style:font-weight-complex="bold"/>
    </style:style>
    <style:style style:name="P14" style:family="paragraph" style:parent-style-name="Standard">
      <style:paragraph-properties fo:margin-left="0cm" fo:margin-right="0cm" fo:text-indent="-1.251cm" style:auto-text-indent="false"/>
      <style:text-properties style:font-name="Arial" fo:font-size="12.5pt" style:font-size-asian="12.5pt" style:font-name-complex="Arial1" style:font-size-complex="12.5pt"/>
    </style:style>
    <style:style style:name="P15" style:family="paragraph" style:parent-style-name="Standard">
      <style:text-properties style:font-name="Arial" fo:font-size="8pt" style:font-size-asian="8pt" style:font-name-complex="Arial1" style:font-size-complex="8pt"/>
    </style:style>
    <style:style style:name="P16" style:family="paragraph" style:parent-style-name="Standard">
      <style:paragraph-properties fo:margin-left="0cm" fo:margin-right="0cm" fo:text-indent="-1.251cm" style:auto-text-indent="false"/>
      <style:text-properties style:font-name="Arial" fo:font-size="8pt" style:font-size-asian="8pt" style:font-name-complex="Arial1" style:font-size-complex="8pt"/>
    </style:style>
    <style:style style:name="P17" style:family="paragraph" style:parent-style-name="Standard">
      <style:paragraph-properties fo:orphans="0" fo:widows="0"/>
      <style:text-properties officeooo:paragraph-rsid="0075b2a5"/>
    </style:style>
    <style:style style:name="P1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pt" fo:language="en" fo:country="GB" style:letter-kerning="false" style:font-name-asian="Calibri1" style:font-size-asian="12pt" style:language-asian="en" style:country-asian="US" style:font-name-complex="Calibri1" style:font-size-complex="12pt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pt" fo:language="en" fo:country="GB" officeooo:paragraph-rsid="002dc123" style:letter-kerning="false" style:font-name-asian="Calibri1" style:font-size-asian="12pt" style:language-asian="en" style:country-asian="US" style:font-name-complex="Calibri1" style:font-size-complex="12pt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pt" fo:language="en" fo:country="GB" officeooo:paragraph-rsid="0061b6af" style:letter-kerning="false" style:font-name-asian="Calibri1" style:font-size-asian="12pt" style:language-asian="en" style:country-asian="US" style:font-name-complex="Calibri1" style:font-size-complex="12pt" style:language-complex="ar" style:country-complex="SA"/>
    </style:style>
    <style:style style:name="P2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style:letter-kerning="false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fo:font-weight="bold" officeooo:rsid="002dc123" officeooo:paragraph-rsid="002dc123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5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Calibri" fo:font-size="12.5pt" fo:language="en" fo:country="GB" fo:font-weight="bold" officeooo:rsid="002dc123" officeooo:paragraph-rsid="0061b6af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2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/>
    </style:style>
    <style:style style:name="P2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officeooo:paragraph-rsid="006977fd"/>
    </style:style>
    <style:style style:name="P2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officeooo:rsid="0080058d" officeooo:paragraph-rsid="0080058d"/>
    </style:style>
    <style:style style:name="P3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officeooo:rsid="0083fbb0" officeooo:paragraph-rsid="0083fbb0"/>
    </style:style>
    <style:style style:name="P31" style:family="paragraph" style:parent-style-name="Standard">
      <style:text-properties style:font-name="Calibri Light" fo:font-weight="bold" style:font-weight-asian="bold" style:font-name-complex="Calibri Light1"/>
    </style:style>
    <style:style style:name="P32" style:family="paragraph" style:parent-style-name="Standard">
      <style:paragraph-properties fo:break-before="page"/>
      <style:text-properties style:font-name="Calibri Light" fo:font-weight="bold" style:font-weight-asian="bold" style:font-name-complex="Calibri Light1"/>
    </style:style>
    <style:style style:name="P33" style:family="paragraph" style:parent-style-name="Standard">
      <style:text-properties style:font-name="Calibri Light" fo:font-weight="bold" officeooo:paragraph-rsid="0075b2a5" style:font-weight-asian="bold" style:font-name-complex="Calibri Light1"/>
    </style:style>
    <style:style style:name="P34" style:family="paragraph" style:parent-style-name="Standard">
      <style:text-properties style:font-name="Calibri Light" fo:font-size="12.5pt" fo:font-weight="bold" style:font-size-asian="12.5pt" style:font-weight-asian="bold" style:font-name-complex="Calibri Light1" style:font-size-complex="12.5pt"/>
    </style:style>
    <style:style style:name="P35" style:family="paragraph" style:parent-style-name="annotation_20_text">
      <style:paragraph-properties fo:margin-top="0cm" fo:margin-bottom="0cm" style:contextual-spacing="false" fo:text-align="start" style:justify-single-word="false" fo:orphans="2" fo:widows="2"/>
      <style:text-properties style:font-name="Calibri Light" fo:font-size="12.5pt" fo:font-weight="bold" officeooo:paragraph-rsid="004609d3" style:font-size-asian="12.5pt" style:font-weight-asian="bold" style:font-name-complex="Calibri Light1" style:font-size-complex="12.5pt"/>
    </style:style>
    <style:style style:name="P36" style:family="paragraph" style:parent-style-name="Standard">
      <style:text-properties style:font-name-complex="Calibri1" style:font-size-complex="12.5pt"/>
    </style:style>
    <style:style style:name="P37" style:family="paragraph" style:parent-style-name="Standard">
      <style:text-properties officeooo:paragraph-rsid="00444220" style:font-name-complex="Calibri1" style:font-size-complex="12.5pt"/>
    </style:style>
    <style:style style:name="P38" style:family="paragraph" style:parent-style-name="Standard">
      <style:text-properties officeooo:paragraph-rsid="004609d3" style:font-name-complex="Calibri1" style:font-size-complex="12.5pt"/>
    </style:style>
    <style:style style:name="P39" style:family="paragraph" style:parent-style-name="Standard">
      <style:text-properties officeooo:paragraph-rsid="0075b2a5" style:font-name-complex="Calibri1" style:font-size-complex="12.5pt"/>
    </style:style>
    <style:style style:name="P40" style:family="paragraph" style:parent-style-name="Standard">
      <style:text-properties officeooo:paragraph-rsid="0077950c" style:font-name-complex="Calibri1" style:font-size-complex="12.5pt"/>
    </style:style>
    <style:style style:name="P41" style:family="paragraph" style:parent-style-name="Standard">
      <style:text-properties style:font-name-complex="Calibri1"/>
    </style:style>
    <style:style style:name="P42" style:family="paragraph" style:parent-style-name="Standard">
      <style:text-properties officeooo:paragraph-rsid="004609d3" style:font-name-complex="Calibri1"/>
    </style:style>
    <style:style style:name="P43" style:family="paragraph" style:parent-style-name="Standard">
      <style:paragraph-properties fo:orphans="0" fo:widows="0"/>
      <style:text-properties fo:font-size="12.5pt" style:font-size-asian="12.5pt" style:font-name-complex="Calibri1" style:font-size-complex="12.5pt"/>
    </style:style>
    <style:style style:name="P44" style:family="paragraph" style:parent-style-name="Standard">
      <style:text-properties fo:font-size="12.5pt" officeooo:paragraph-rsid="0075b2a5" style:font-size-asian="12.5pt" style:font-name-complex="Calibri1" style:font-size-complex="12.5pt"/>
    </style:style>
    <style:style style:name="P45" style:family="paragraph" style:parent-style-name="Standard">
      <style:paragraph-properties fo:orphans="0" fo:widows="0"/>
      <style:text-properties fo:font-size="12.5pt" fo:font-weight="bold" style:font-size-asian="12.5pt" style:font-weight-asian="bold" style:font-size-complex="12.5pt"/>
    </style:style>
    <style:style style:name="P46" style:family="paragraph" style:parent-style-name="Standard">
      <style:paragraph-properties fo:orphans="0" fo:widows="0"/>
      <style:text-properties fo:font-size="12.5pt" fo:font-weight="bold" officeooo:rsid="006e4274" officeooo:paragraph-rsid="006e4274" style:font-size-asian="12.5pt" style:font-weight-asian="bold" style:font-name-complex="Calibri1" style:font-size-complex="12.5pt" style:font-weight-complex="bold"/>
    </style:style>
    <style:style style:name="P47" style:family="paragraph" style:parent-style-name="Standard">
      <style:paragraph-properties fo:orphans="0" fo:widows="0"/>
      <style:text-properties fo:font-size="12.5pt" fo:background-color="#ffffff" style:font-size-asian="12.5pt" style:font-name-complex="Calibri1" style:font-size-complex="12.5pt"/>
    </style:style>
    <style:style style:name="P48" style:family="paragraph" style:parent-style-name="Standard">
      <style:text-properties fo:color="#0b0c0c" loext:opacity="100%" fo:background-color="#ffffff" style:font-name-complex="Calibri1" style:font-size-complex="12.5pt"/>
    </style:style>
    <style:style style:name="P4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b0c0c" loext:opacity="100%" style:font-name="Calibri" fo:font-size="12.5pt" fo:language="en" fo:country="GB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5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b0c0c" loext:opacity="100%" style:font-name="Calibri" fo:font-size="12.5pt" fo:language="en" fo:country="GB" fo:font-weight="bold" officeooo:paragraph-rsid="002ae436" style:letter-kerning="false" fo:background-color="#ffffff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5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b0c0c" loext:opacity="100%" style:font-name="Calibri" fo:font-size="12.5pt" fo:language="en" fo:country="GB" fo:font-weight="bold" officeooo:paragraph-rsid="0061b6af" style:letter-kerning="false" fo:background-color="#ffffff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52" style:family="paragraph" style:parent-style-name="Standard">
      <style:text-properties fo:color="#0b0c0c" loext:opacity="100%" fo:font-weight="bold" officeooo:paragraph-rsid="00444220" fo:background-color="#ffffff" style:font-weight-asian="bold" style:font-name-complex="Calibri1" style:font-size-complex="12.5pt" style:font-weight-complex="bold"/>
    </style:style>
    <style:style style:name="P53" style:family="paragraph" style:parent-style-name="Standard">
      <style:text-properties fo:color="#0b0c0c" loext:opacity="100%" fo:font-weight="bold" officeooo:rsid="00743f17" officeooo:paragraph-rsid="00743f17" fo:background-color="#ffffff" style:font-weight-asian="bold" style:font-name-complex="Calibri1" style:font-size-complex="12.5pt" style:font-weight-complex="bold"/>
    </style:style>
    <style:style style:name="P54" style:family="paragraph" style:parent-style-name="Standard">
      <style:text-properties fo:font-weight="bold" officeooo:paragraph-rsid="00444220" style:font-weight-asian="bold" style:font-name-complex="Calibri1" style:font-size-complex="12.5pt" style:font-weight-complex="bold"/>
    </style:style>
    <style:style style:name="P55" style:family="paragraph" style:parent-style-name="Standard">
      <style:text-properties fo:font-weight="bold" officeooo:paragraph-rsid="004609d3" style:font-weight-asian="bold" style:font-name-complex="Calibri1" style:font-size-complex="12.5pt" style:font-weight-complex="bold"/>
    </style:style>
    <style:style style:name="P56" style:family="paragraph" style:parent-style-name="Standard">
      <style:text-properties fo:font-weight="bold" officeooo:paragraph-rsid="0077950c" style:font-weight-asian="bold" style:font-name-complex="Calibri1" style:font-size-complex="12.5pt" style:font-weight-complex="bold"/>
    </style:style>
    <style:style style:name="P57" style:family="paragraph" style:parent-style-name="Standard">
      <style:text-properties fo:font-weight="bold" officeooo:paragraph-rsid="00490f3c" style:font-weight-asian="bold" style:font-name-complex="Calibri1" style:font-size-complex="12.5pt"/>
    </style:style>
    <style:style style:name="P58" style:family="paragraph" style:parent-style-name="Standard">
      <style:paragraph-properties fo:text-align="center" style:justify-single-word="false" fo:orphans="0" fo:widows="0"/>
      <style:text-properties fo:font-weight="bold" officeooo:paragraph-rsid="00444220" style:font-weight-asian="bold"/>
    </style:style>
    <style:style style:name="P59" style:family="paragraph" style:parent-style-name="Standard">
      <style:paragraph-properties fo:text-align="center" style:justify-single-word="false" fo:orphans="0" fo:widows="0"/>
      <style:text-properties fo:font-weight="bold" officeooo:paragraph-rsid="004609d3" style:font-weight-asian="bold"/>
    </style:style>
    <style:style style:name="P60" style:family="paragraph" style:parent-style-name="Standard">
      <style:paragraph-properties fo:text-align="center" style:justify-single-word="false" fo:orphans="0" fo:widows="0"/>
      <style:text-properties fo:font-weight="bold" officeooo:paragraph-rsid="0075b2a5" style:font-weight-asian="bold"/>
    </style:style>
    <style:style style:name="P61" style:family="paragraph" style:parent-style-name="Standard">
      <style:paragraph-properties fo:text-align="center" style:justify-single-word="false" fo:orphans="0" fo:widows="0"/>
      <style:text-properties fo:font-weight="bold" officeooo:paragraph-rsid="0077950c" style:font-weight-asian="bold"/>
    </style:style>
    <style:style style:name="P62" style:family="paragraph" style:parent-style-name="Standard">
      <style:paragraph-properties fo:orphans="0" fo:widows="0"/>
      <style:text-properties fo:font-weight="bold" officeooo:paragraph-rsid="00444220" style:font-weight-asian="bold"/>
    </style:style>
    <style:style style:name="P63" style:family="paragraph" style:parent-style-name="Standard">
      <style:paragraph-properties fo:orphans="0" fo:widows="0"/>
      <style:text-properties fo:font-weight="bold" officeooo:paragraph-rsid="004609d3" style:font-weight-asian="bold"/>
    </style:style>
    <style:style style:name="P64" style:family="paragraph" style:parent-style-name="Standard">
      <style:paragraph-properties fo:orphans="0" fo:widows="0"/>
      <style:text-properties fo:font-weight="bold" officeooo:paragraph-rsid="005e2ed9" style:font-weight-asian="bold"/>
    </style:style>
    <style:style style:name="P65" style:family="paragraph" style:parent-style-name="Standard">
      <style:paragraph-properties fo:orphans="0" fo:widows="0"/>
      <style:text-properties fo:font-weight="bold" officeooo:paragraph-rsid="0075b2a5" style:font-weight-asian="bold"/>
    </style:style>
    <style:style style:name="P66" style:family="paragraph" style:parent-style-name="Standard">
      <style:paragraph-properties fo:orphans="0" fo:widows="0"/>
      <style:text-properties fo:font-weight="bold" officeooo:paragraph-rsid="0077950c" style:font-weight-asian="bold"/>
    </style:style>
    <style:style style:name="P67" style:family="paragraph" style:parent-style-name="Standard">
      <style:text-properties fo:font-weight="bold" officeooo:paragraph-rsid="00662e0e" style:font-weight-asian="bold" style:font-weight-complex="bold"/>
    </style:style>
    <style:style style:name="P68" style:family="paragraph" style:parent-style-name="Standard">
      <style:paragraph-properties fo:text-align="center" style:justify-single-word="false"/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P69" style:family="paragraph" style:parent-style-name="Standard">
      <style:paragraph-properties fo:orphans="0" fo:widows="0"/>
      <style:text-properties fo:color="#0000cc" loext:opacity="100%" fo:font-size="12.5pt" fo:font-weight="bold" officeooo:paragraph-rsid="00444220" style:font-size-asian="12.5pt" style:font-weight-asian="bold" style:font-name-complex="Calibri1" style:font-size-complex="12.5pt"/>
    </style:style>
    <style:style style:name="P70" style:family="paragraph" style:parent-style-name="Standard">
      <style:paragraph-properties fo:orphans="0" fo:widows="0"/>
      <style:text-properties fo:color="#0000cc" loext:opacity="100%" fo:font-size="12.5pt" fo:font-weight="bold" officeooo:paragraph-rsid="004609d3" style:font-size-asian="12.5pt" style:font-weight-asian="bold" style:font-name-complex="Calibri1" style:font-size-complex="12.5pt"/>
    </style:style>
    <style:style style:name="P7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7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paragraph-rsid="002dc123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73" style:family="paragraph" style:parent-style-name="annotation_20_text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paragraph-rsid="00444220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7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paragraph-rsid="006977fd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7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paragraph-rsid="0081d39e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7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rsid="005ea661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77" style:family="paragraph" style:parent-style-name="Standard">
      <style:text-properties fo:color="#0000cc" loext:opacity="100%" style:font-name="Calibri" fo:font-size="12pt" fo:language="en" fo:country="GB" fo:font-weight="bold" officeooo:paragraph-rsid="00662e0e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78" style:family="paragraph" style:parent-style-name="Standard">
      <style:paragraph-properties fo:orphans="0" fo:widows="0"/>
      <style:text-properties fo:color="#0000cc" loext:opacity="100%" style:font-name="Calibri" fo:font-size="12pt" fo:language="en" fo:country="GB" fo:font-weight="bold" officeooo:rsid="005ea661" officeooo:paragraph-rsid="00444220" style:letter-kerning="false" style:font-name-asian="Calibri1" style:font-size-asian="12pt" style:language-asian="en" style:country-asian="US" style:font-weight-asian="bold" style:font-name-complex="Calibri1" style:font-size-complex="12pt" style:language-complex="ar" style:country-complex="SA"/>
    </style:style>
    <style:style style:name="P7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paragraph-rsid="002dc123" style:letter-kerning="false" fo:background-color="#ffffff" style:font-name-asian="Calibri1" style:font-size-asian="12pt" style:language-asian="en" style:country-asian="US" style:font-weight-asian="bold" style:font-name-complex="Calibri1" style:font-size-complex="12pt" style:language-complex="ar" style:country-complex="SA"/>
    </style:style>
    <style:style style:name="P80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color="#0000cc" loext:opacity="100%" style:font-name="Calibri" fo:font-size="12pt" fo:language="en" fo:country="GB" fo:font-weight="bold" officeooo:paragraph-rsid="0061b6af" style:letter-kerning="false" fo:background-color="#ffffff" style:font-name-asian="Calibri1" style:font-size-asian="12pt" style:language-asian="en" style:country-asian="US" style:font-weight-asian="bold" style:font-name-complex="Calibri1" style:font-size-complex="12pt" style:language-complex="ar" style:country-complex="SA" style:font-weight-complex="bold"/>
    </style:style>
    <style:style style:name="P8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82" style:family="paragraph" style:parent-style-name="Standard">
      <style:text-properties fo:color="#0000cc" loext:opacity="100%"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83" style:family="paragraph" style:parent-style-name="Standard">
      <style:paragraph-properties fo:orphans="0" fo:widows="0"/>
      <style:text-properties fo:color="#0000cc" loext:opacity="100%" style:font-name="Calibri" fo:font-size="12.5pt" fo:language="en" fo:country="GB" fo:font-weight="bold" officeooo:paragraph-rsid="004609d3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normal"/>
    </style:style>
    <style:style style:name="P84" style:family="paragraph" style:parent-style-name="Standard">
      <style:paragraph-properties fo:orphans="0" fo:widows="0"/>
      <style:text-properties fo:color="#0000cc" loext:opacity="100%" style:font-name="Calibri" fo:font-size="12.5pt" fo:language="en" fo:country="GB" fo:font-weight="bold" officeooo:paragraph-rsid="0077950c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normal"/>
    </style:style>
    <style:style style:name="P8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Arial" fo:font-size="10pt" fo:language="en" fo:country="GB" fo:font-weight="bold" style:letter-kerning="false" fo:background-color="#ffffff" style:font-name-asian="Calibri1" style:font-size-asian="10pt" style:language-asian="en" style:country-asian="US" style:font-weight-asian="bold" style:font-name-complex="Arial1" style:font-size-complex="10pt" style:language-complex="ar" style:country-complex="SA" style:font-weight-complex="bold"/>
    </style:style>
    <style:style style:name="P8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Arial" fo:font-size="12.5pt" fo:language="en" fo:country="GB" fo:font-weight="bold" officeooo:paragraph-rsid="00671a96" style:letter-kerning="false" style:font-name-asian="Calibri1" style:font-size-asian="12.5pt" style:language-asian="en" style:country-asian="US" style:font-weight-asian="bold" style:font-name-complex="Arial1" style:font-size-complex="12.5pt" style:language-complex="ar" style:country-complex="SA"/>
    </style:style>
    <style:style style:name="P87" style:family="paragraph" style:parent-style-name="Standard">
      <style:paragraph-properties fo:orphans="0" fo:widows="0"/>
      <style:text-properties fo:color="#0000cc" loext:opacity="100%" fo:font-weight="bold" officeooo:paragraph-rsid="00444220" style:font-weight-asian="bold" style:font-name-complex="Calibri1" style:font-size-complex="12.5pt"/>
    </style:style>
    <style:style style:name="P88" style:family="paragraph" style:parent-style-name="Standard">
      <style:paragraph-properties fo:orphans="0" fo:widows="0"/>
      <style:text-properties fo:color="#0000cc" loext:opacity="100%" fo:font-weight="bold" officeooo:paragraph-rsid="004609d3" style:font-weight-asian="bold" style:font-name-complex="Calibri1" style:font-size-complex="12.5pt"/>
    </style:style>
    <style:style style:name="P89" style:family="paragraph" style:parent-style-name="Standard">
      <style:paragraph-properties fo:orphans="0" fo:widows="0"/>
      <style:text-properties fo:color="#0000cc" loext:opacity="100%" fo:font-weight="bold" officeooo:paragraph-rsid="0075b2a5" style:font-weight-asian="bold" style:font-name-complex="Calibri1" style:font-size-complex="12.5pt"/>
    </style:style>
    <style:style style:name="P90" style:family="paragraph" style:parent-style-name="Standard">
      <style:paragraph-properties fo:orphans="0" fo:widows="0"/>
      <style:text-properties fo:color="#0000cc" loext:opacity="100%" fo:font-weight="bold" officeooo:paragraph-rsid="0077950c" style:font-weight-asian="bold" style:font-name-complex="Calibri1" style:font-size-complex="12.5pt"/>
    </style:style>
    <style:style style:name="P91" style:family="paragraph" style:parent-style-name="Standard">
      <style:paragraph-properties fo:orphans="0" fo:widows="0"/>
      <style:text-properties fo:color="#0000cc" loext:opacity="100%" fo:font-weight="bold" officeooo:paragraph-rsid="004288ff" style:font-weight-asian="bold" style:font-name-complex="Calibri1" style:font-weight-complex="bold"/>
    </style:style>
    <style:style style:name="P92" style:family="paragraph" style:parent-style-name="Standard">
      <style:paragraph-properties fo:orphans="0" fo:widows="0"/>
      <style:text-properties fo:color="#0000cc" loext:opacity="100%" fo:font-weight="bold" style:font-weight-asian="bold"/>
    </style:style>
    <style:style style:name="P93" style:family="paragraph" style:parent-style-name="Standard">
      <style:text-properties officeooo:paragraph-rsid="002dc123"/>
    </style:style>
    <style:style style:name="P9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officeooo:paragraph-rsid="0040cafd"/>
    </style:style>
    <style:style style:name="P95" style:family="paragraph" style:parent-style-name="annotation_20_text">
      <style:paragraph-properties fo:margin-top="0cm" fo:margin-bottom="0cm" style:contextual-spacing="false" fo:text-align="start" style:justify-single-word="false" fo:orphans="2" fo:widows="2"/>
      <style:text-properties officeooo:paragraph-rsid="00444220"/>
    </style:style>
    <style:style style:name="P9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officeooo:paragraph-rsid="0081d39e"/>
    </style:style>
    <style:style style:name="P97" style:family="paragraph" style:parent-style-name="Standard">
      <style:text-properties officeooo:paragraph-rsid="0061b6af"/>
    </style:style>
    <style:style style:name="P98" style:family="paragraph" style:parent-style-name="Heading_20_1">
      <style:text-properties style:use-window-font-color="true" loext:opacity="0%" fo:font-size="12.5pt" fo:font-weight="bold" officeooo:paragraph-rsid="004288ff" style:font-name-asian="Calibri1" style:font-size-asian="12.5pt" style:font-weight-asian="bold" style:font-name-complex="Calibri Light1" style:font-size-complex="12.5pt"/>
    </style:style>
    <style:style style:name="P99" style:family="paragraph" style:parent-style-name="Standard">
      <style:text-properties officeooo:paragraph-rsid="00662e0e"/>
    </style:style>
    <style:style style:name="P100" style:family="paragraph" style:parent-style-name="Standard">
      <style:text-properties officeooo:paragraph-rsid="0075b2a5"/>
    </style:style>
    <style:style style:name="P101" style:family="paragraph" style:parent-style-name="List_20_Paragraph" style:list-style-name="WWNum2">
      <style:paragraph-properties fo:margin-top="0cm" fo:margin-bottom="0.282cm" style:contextual-spacing="true" fo:hyphenation-ladder-count="no-limit" style:vertical-align="baseline"/>
      <style:text-properties officeooo:paragraph-rsid="00490f3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2" style:family="paragraph" style:parent-style-name="List_20_Paragraph" style:list-style-name="WWNum2">
      <style:paragraph-properties fo:margin-top="0cm" fo:margin-bottom="0.282cm" style:contextual-spacing="true" fo:hyphenation-ladder-count="no-limit" style:vertical-align="baseline"/>
      <style:text-properties officeooo:paragraph-rsid="0049292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3" style:family="paragraph" style:parent-style-name="List_20_Paragraph" style:list-style-name="WWNum2">
      <style:paragraph-properties fo:margin-top="0cm" fo:margin-bottom="0.282cm" style:contextual-spacing="true" fo:text-align="start" style:justify-single-word="false" fo:orphans="2" fo:widows="2" fo:hyphenation-ladder-count="no-limit" style:vertical-align="baseline"/>
      <style:text-properties fo:color="#000000" loext:opacity="100%" style:font-name="Calibri" fo:font-size="12.5pt" fo:language="en" fo:country="GB" fo:font-weight="normal" officeooo:paragraph-rsid="00490f3c" style:letter-kerning="false" style:font-name-asian="Calibri1" style:font-size-asian="12.5pt" style:language-asian="en" style:country-asian="US" style:font-weight-asian="normal" style:font-name-complex="Calibri1" style:font-size-complex="12.5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4" style:family="paragraph" style:parent-style-name="Standard" style:list-style-name="List_20_1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10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paragraph-rsid="006977fd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106" style:family="paragraph" style:parent-style-name="Standard" style:list-style-name="List_20_1">
      <style:paragraph-properties fo:orphans="0" fo:widows="0"/>
      <style:text-properties fo:color="#0000cc" loext:opacity="100%" fo:font-weight="bold" officeooo:paragraph-rsid="003df2b4" fo:background-color="#ffffff" style:font-weight-asian="bold" style:font-name-complex="Calibri1" style:font-size-complex="12.5pt"/>
    </style:style>
    <style:style style:name="P107" style:family="paragraph" style:parent-style-name="annotation_20_text" style:list-style-name="L1">
      <style:paragraph-properties fo:margin-top="0cm" fo:margin-bottom="0cm" style:contextual-spacing="false" fo:text-align="start" style:justify-single-word="false" fo:orphans="2" fo:widows="2"/>
      <style:text-properties officeooo:paragraph-rsid="00662e0e"/>
    </style:style>
    <style:style style:name="T1" style:family="text">
      <style:text-properties style:font-name="Arial" fo:font-size="10pt" style:font-size-asian="10pt" style:font-name-complex="Arial1"/>
    </style:style>
    <style:style style:name="T2" style:family="text">
      <style:text-properties style:font-name="Arial" style:font-name-complex="Arial1"/>
    </style:style>
    <style:style style:name="T3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T4" style:family="text">
      <style:text-properties fo:color="#0000cc" loext:opacity="100%" fo:font-size="10pt" style:font-size-asian="10pt" style:font-size-complex="12.5pt" style:font-weight-complex="bold"/>
    </style:style>
    <style:style style:name="T5" style:family="text">
      <style:text-properties fo:color="#0000cc" loext:opacity="100%" fo:font-size="12.5pt" fo:font-weight="bold" style:font-size-asian="12.5pt" style:font-weight-asian="bold" style:font-size-complex="12.5pt"/>
    </style:style>
    <style:style style:name="T6" style:family="text"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T7" style:family="text">
      <style:text-properties fo:color="#0000cc" loext:opacity="100%" fo:font-size="12.5pt" fo:font-weight="bold" style:font-size-asian="12.5pt" style:font-weight-asian="bold" style:font-name-complex="Calibri1" style:font-size-complex="12.5pt"/>
    </style:style>
    <style:style style:name="T8" style:family="text">
      <style:text-properties fo:color="#0000cc" loext:opacity="100%" fo:font-weight="bold" style:font-weight-asian="bold"/>
    </style:style>
    <style:style style:name="T9" style:family="text">
      <style:text-properties fo:color="#0000cc" loext:opacity="100%" fo:font-weight="bold" style:font-weight-asian="bold" style:font-name-complex="Calibri1" style:font-size-complex="12.5pt"/>
    </style:style>
    <style:style style:name="T10" style:family="text">
      <style:text-properties fo:color="#0000cc" loext:opacity="100%" fo:font-weight="bold" officeooo:rsid="00492923" style:font-weight-asian="bold" style:font-name-complex="Calibri1" style:font-size-complex="12.5pt"/>
    </style:style>
    <style:style style:name="T11" style:family="text">
      <style:text-properties fo:color="#0000cc" loext:opacity="100%" style:font-name="Calibri" fo:font-size="12pt" fo:language="en" fo:country="GB" fo:font-weight="bold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T12" style:family="text">
      <style:text-properties fo:color="#0000cc" loext:opacity="100%" style:font-name="Calibri" fo:font-size="12pt" fo:language="en" fo:country="GB" fo:font-weight="bold" officeooo:rsid="003ab627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T13" style:family="text">
      <style:text-properties fo:color="#0000cc" loext:opacity="100%" style:font-name="Calibri" fo:font-size="12pt" fo:language="en" fo:country="GB" fo:font-weight="bold" officeooo:rsid="00446fd5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T14" style:family="text">
      <style:text-properties fo:color="#0000cc" loext:opacity="100%" style:font-name="Calibri" fo:font-size="12pt" fo:language="en" fo:country="GB" fo:font-weight="bold" officeooo:rsid="0081e757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T15" style:family="text">
      <style:text-properties fo:color="#0000cc" loext:opacity="100%" style:font-name="Calibri" fo:font-size="12pt" fo:language="en" fo:country="GB" fo:font-weight="bold" officeooo:rsid="0081d39e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T16" style:family="text"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T17" style:family="text">
      <style:text-properties fo:color="#000000" loext:opacity="100%" fo:font-size="12.5pt" fo:font-weight="bold" officeooo:rsid="0065baae" style:font-size-asian="12.5pt" style:font-weight-asian="bold" style:font-size-complex="12.5pt" style:font-weight-complex="bold"/>
    </style:style>
    <style:style style:name="T18" style:family="text">
      <style:text-properties fo:color="#000000" loext:opacity="100%" fo:font-weight="bold" style:font-weight-asian="bold" style:font-name-complex="Calibri1" style:font-size-complex="12.5pt"/>
    </style:style>
    <style:style style:name="T19" style:family="text">
      <style:text-properties fo:color="#000000" loext:opacity="100%" fo:font-weight="bold" officeooo:rsid="00492923" style:font-weight-asian="bold" style:font-name-complex="Calibri1" style:font-size-complex="12.5pt"/>
    </style:style>
    <style:style style:name="T20" style:family="text">
      <style:text-properties fo:color="#000000" loext:opacity="100%" fo:font-weight="bold" officeooo:rsid="004ec441" style:font-weight-asian="bold" style:font-name-complex="Calibri1" style:font-size-complex="12.5pt"/>
    </style:style>
    <style:style style:name="T21" style:family="text">
      <style:text-properties fo:color="#000000" loext:opacity="100%" fo:font-weight="bold" officeooo:rsid="00722d5f" style:font-weight-asian="bold" style:font-name-complex="Calibri1" style:font-size-complex="12.5pt"/>
    </style:style>
    <style:style style:name="T22" style:family="text">
      <style:text-properties fo:color="#000000" loext:opacity="100%" fo:font-weight="bold" officeooo:rsid="0073fde0" style:font-weight-asian="bold" style:font-name-complex="Calibri1" style:font-size-complex="12.5pt"/>
    </style:style>
    <style:style style:name="T23" style:family="text">
      <style:text-properties fo:color="#000000" loext:opacity="100%" loext:padding="0cm" loext:border="none"/>
    </style:style>
    <style:style style:name="T24" style:family="text">
      <style:text-properties fo:font-size="12.5pt" style:font-size-asian="12.5pt" style:font-size-complex="12.5pt"/>
    </style:style>
    <style:style style:name="T25" style:family="text">
      <style:text-properties fo:font-weight="bold" style:font-weight-asian="bold"/>
    </style:style>
    <style:style style:name="T26" style:family="text">
      <style:text-properties fo:font-weight="bold" style:font-weight-asian="bold" style:font-name-complex="Calibri1" style:font-size-complex="12.5pt"/>
    </style:style>
    <style:style style:name="T27" style:family="text">
      <style:text-properties fo:font-weight="bold" officeooo:rsid="00722d5f" style:font-weight-asian="bold" style:font-name-complex="Calibri1" style:font-size-complex="12.5pt"/>
    </style:style>
    <style:style style:name="T28" style:family="text">
      <style:text-properties style:use-window-font-color="true" loext:opacity="0%" fo:font-size="12.5pt" fo:font-weight="bold" style:font-name-asian="Calibri1" style:font-size-asian="12.5pt" style:font-weight-asian="bold" style:font-name-complex="Calibri Light1" style:font-size-complex="12.5pt"/>
    </style:style>
    <style:style style:name="T29" style:family="text">
      <style:text-properties officeooo:rsid="0020c248"/>
    </style:style>
    <style:style style:name="T30" style:family="text">
      <style:text-properties officeooo:rsid="00492923"/>
    </style:style>
    <style:style style:name="T31" style:family="text">
      <style:text-properties officeooo:rsid="004b5f2d"/>
    </style:style>
    <style:style style:name="T32" style:family="text">
      <style:text-properties officeooo:rsid="004ec441"/>
    </style:style>
    <style:style style:name="T33" style:family="text">
      <style:text-properties fo:font-variant="normal" fo:text-transform="none" fo:color="#242424" loext:opacity="100%" fo:letter-spacing="normal" fo:language="en" fo:country="GB" fo:font-style="normal" fo:font-weight="normal" style:letter-kerning="false" fo:background-color="#ffffff" loext:char-shading-value="0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T34" style:family="text">
      <style:text-properties fo:font-variant="normal" fo:text-transform="none" fo:color="#242424" loext:opacity="100%" fo:letter-spacing="normal" fo:language="en" fo:country="GB" fo:font-style="normal" fo:font-weight="normal" officeooo:rsid="006977fd" style:letter-kerning="false" fo:background-color="#ffffff" loext:char-shading-value="0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T35" style:family="text">
      <style:text-properties fo:language="en" fo:country="GB" style:letter-kerning="false" fo:background-color="#ffffff" loext:char-shading-value="0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T36" style:family="text">
      <style:text-properties fo:language="en" fo:country="GB" officeooo:rsid="006977fd" style:letter-kerning="false" fo:background-color="#ffffff" loext:char-shading-value="0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T37" style:family="text">
      <style:text-properties fo:language="en" fo:country="GB" officeooo:rsid="007f1b43" style:letter-kerning="false" fo:background-color="#ffffff" loext:char-shading-value="0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T38" style:family="text">
      <style:text-properties officeooo:rsid="006e4274"/>
    </style:style>
    <style:style style:name="T39" style:family="text">
      <style:text-properties officeooo:rsid="007454d5"/>
    </style:style>
    <style:style style:name="T40" style:family="text">
      <style:text-properties officeooo:rsid="00745848"/>
    </style:style>
    <style:style style:name="T41" style:family="text">
      <style:text-properties officeooo:rsid="007edc18"/>
    </style:style>
    <style:style style:name="T42" style:family="text">
      <style:text-properties officeooo:rsid="00819a3a"/>
    </style:style>
    <style:style style:name="T43" style:family="text">
      <style:text-properties officeooo:rsid="0085b06b"/>
    </style:style>
    <style:style style:name="T44" style:family="text">
      <style:text-properties officeooo:rsid="00866147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bookmark-start text:name="_Hlk115283844"/>Bid Pack</text:p>
      <text:p text:style-name="P6">Attachment 1: Statement of Requirements</text:p>
      <text:p text:style-name="P6"/>
      <text:p text:style-name="P6"/>
      <text:p text:style-name="P6"/>
      <text:p text:style-name="P6"/>
      <text:p text:style-name="P6"/>
      <text:p text:style-name="P6"/>
      <text:p text:style-name="P13"><text:bookmark-start text:name="_Hlk95926626"/>«Insert Procurement Title» </text:p>
      <text:p text:style-name="P13"><text:span text:style-name="T23">Unique Procurement Reference:</text:span>«Insert Procurement ID»</text:p>
      <text:p text:style-name="P1"><text:span text:style-name="T17">Event </text:span><text:span text:style-name="T16">Reference: </text:span><text:bookmark-start text:name="_Hlk92685062"/><text:span text:style-name="T6">«</text:span><text:bookmark-end text:name="_Hlk92685062"/><text:span text:style-name="T6">Insert Event id»</text:span><text:bookmark-end text:name="_Hlk95926626"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6">a ‘call-off further competition’ in relation to</text:p>
      <text:p text:style-name="P68"><text:span text:style-name="T41">LOT </text:span>«Insert Lot id» «Insert Lot Name»</text:p>
      <text:p text:style-name="P68">«Insert Commercial Agreement name» («Insert Commercial Agreement id»)</text:p>
      <text:p text:style-name="P6"/>
      <text:p text:style-name="P6"/>
      <text:p text:style-name="P6"><text:bookmark-start text:name="_Hlk96322841"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Buyer</text:p>
      <text:p text:style-name="P1"><text:span text:style-name="T5">«Insert Name of Buyer»</text:span><text:span text:style-name="T24"> </text:span><text:bookmark text:name="_Hlk96322526"/><text:bookmark-end text:name="_Hlk115283844"/><text:bookmark-end text:name="_Hlk96322841"/></text:p>
      <text:p text:style-name="P14"/>
      <text:p text:style-name="P16"/>
      <text:p text:style-name="P15"/>
      <text:p text:style-name="P15"/>
      <text:p text:style-name="P15"/>
      <text:p text:style-name="P15"/>
      <text:p text:style-name="P15"><text:bookmark-start text:name="_Toc111560524"/><text:bookmark-start text:name="_Toc111631741"/><text:bookmark-start text:name="_Hlk95974457"/><text:bookmark-start text:name="_Toc95972672"/></text:p>
      <text:p text:style-name="P32">Initial application timeline</text:p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1">Published</text:p>
          </table:table-cell>
          <table:table-cell table:style-name="Table1.A1" office:value-type="string">
            <text:p text:style-name="P71">«Insert Time, Date, Month, Year of #1»</text:p>
          </table:table-cell>
        </table:table-row>
        <table:table-row table:style-name="Table1.1">
          <table:table-cell table:style-name="Table1.A1" office:value-type="string">
            <text:p text:style-name="P22">Deadline for asking questions</text:p>
          </table:table-cell>
          <table:table-cell table:style-name="Table1.A1" office:value-type="string">
            <text:p text:style-name="P71">«Insert Time, Date, Month, Year of #2»</text:p>
          </table:table-cell>
        </table:table-row>
        <table:table-row table:style-name="Table1.1">
          <table:table-cell table:style-name="Table1.A1" office:value-type="string">
            <text:p text:style-name="P22">Closing date for applications</text:p>
          </table:table-cell>
          <table:table-cell table:style-name="Table1.A1" office:value-type="string">
            <text:p text:style-name="P71">«Insert Time, Date, Month, Year of #4»</text:p>
          </table:table-cell>
        </table:table-row>
      </table:table>
      <text:p text:style-name="Standard"/>
      <text:h text:style-name="P98" text:outline-level="1"><text:bookmark-start text:name="_Toc1115601191"/><text:bookmark-start text:name="_Toc1115656231"/><text:bookmark-start text:name="_Toc1115702921"/><text:bookmark-start text:name="_Toc1116340861"/><text:bookmark-start text:name="_Toc1116481491"/><text:bookmark-start text:name="_Toc926882561"/>Appendix – Glossary<text:bookmark-end text:name="_Toc1115601191"/><text:bookmark-end text:name="_Toc1115656231"/><text:bookmark-end text:name="_Toc1115702921"/><text:bookmark-end text:name="_Toc1116340861"/><text:bookmark-end text:name="_Toc1116481491"/><text:bookmark-end text:name="_Toc926882561"/></text:h>
      <text:p text:style-name="P51"/>
      <table:table table:name="GLOSSARY" table:style-name="GLOSSARY">
        <table:table-column table:style-name="GLOSSARY.A"/>
        <table:table-column table:style-name="GLOSSARY.B"/>
        <table:table-row table:style-name="GLOSSARY.1">
          <table:table-cell table:style-name="GLOSSARY.A1" office:value-type="string">
            <text:p text:style-name="P25">Term / Acronym</text:p>
          </table:table-cell>
          <table:table-cell table:style-name="GLOSSARY.A1" office:value-type="string">
            <text:p text:style-name="P25">Description</text:p>
          </table:table-cell>
        </table:table-row>
        <table:table-row table:style-name="GLOSSARY.1">
          <table:table-cell table:style-name="GLOSSARY.A1" office:value-type="string">
            <text:p text:style-name="P80">«Insert Glossary Term Title #1 of n (max 20)»</text:p>
            <text:p text:style-name="P20"/>
          </table:table-cell>
          <table:table-cell table:style-name="GLOSSARY.A1" office:value-type="string">
            <text:p text:style-name="P91">«Insert Glossary Term Description #1 of n (max 20)»</text:p>
          </table:table-cell>
        </table:table-row>
      </table:table>
      <text:p text:style-name="P97"/>
      <text:p text:style-name="P97"/>
      <text:p text:style-name="P31">Overview</text:p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2">Off-payroll (IR35) determination</text:p>
          </table:table-cell>
          <table:table-cell table:style-name="Table2.A1" office:value-type="string">
            <text:p text:style-name="P71">«IR35_Question»</text:p>
          </table:table-cell>
        </table:table-row>
        <table:table-row table:style-name="Table2.1">
          <table:table-cell table:style-name="Table2.A1" office:value-type="string">
            <text:p text:style-name="P22">Summary of the work</text:p>
          </table:table-cell>
          <table:table-cell table:style-name="Table2.A1" office:value-type="string">
            <text:p text:style-name="P71">«Insert_work_summary»</text:p>
          </table:table-cell>
        </table:table-row>
        <table:table-row table:style-name="Table2.1">
          <table:table-cell table:style-name="Table2.A1" office:value-type="string">
            <text:p text:style-name="P22">Latest start date</text:p>
          </table:table-cell>
          <table:table-cell table:style-name="Table2.A1" office:value-type="string">
            <text:p text:style-name="P71">«Project_Start_Date»</text:p>
          </table:table-cell>
        </table:table-row>
        <table:table-row table:style-name="Table2.1">
          <table:table-cell table:style-name="Table2.A1" office:value-type="string">
            <text:p text:style-name="P22">Expected contract length</text:p>
          </table:table-cell>
          <table:table-cell table:style-name="Table2.A1" office:value-type="string">
            <text:p text:style-name="P71">«Project_Duration»</text:p>
            <text:p text:style-name="P71">«Contract_Extension_Period_Conditional»</text:p>
          </table:table-cell>
        </table:table-row>
        <table:table-row table:style-name="Table2.1">
          <table:table-cell table:style-name="Table2.A1" office:value-type="string">
            <text:p text:style-name="P22">Location</text:p>
          </table:table-cell>
          <table:table-cell table:style-name="Table2.A1" office:value-type="string">
            <text:list xml:id="list966272681" text:style-name="List_20_1">
              <text:list-item>
                <text:p text:style-name="P104">«Insert_Where_The_Supplied_Staff_Will_Work»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22">Organisation the work is for</text:p>
          </table:table-cell>
          <table:table-cell table:style-name="Table2.A1" office:value-type="string">
            <text:p text:style-name="P71">«Insert Name of Buyer»</text:p>
          </table:table-cell>
        </table:table-row>
        <table:table-row table:style-name="Table2.1">
          <table:table-cell table:style-name="Table2.A1" office:value-type="string">
            <text:p text:style-name="P29">Is there an <text:span text:style-name="T42">i</text:span>ndicative <text:span text:style-name="T42">b</text:span>udget?</text:p>
          </table:table-cell>
          <table:table-cell table:style-name="Table2.A1" office:value-type="string">
            <text:p text:style-name="P96"><text:span text:style-name="T11">«</text:span><text:span text:style-name="T14">I</text:span><text:span text:style-name="T11">n</text:span><text:span text:style-name="T15">dicative_Budget</text:span><text:span text:style-name="T11">»</text:span></text:p>
            <text:p text:style-name="P75"/>
          </table:table-cell>
        </table:table-row>
        <table:table-row table:style-name="Table2.1">
          <table:table-cell table:style-name="Table2.A8" office:value-type="string">
            <text:p text:style-name="P27"><text:span text:style-name="T37">Indicative </text:span><text:span text:style-name="T36">Minimum </text:span><text:span text:style-name="T35">Budget <text:s/></text:span><text:span text:style-name="T34">£</text:span></text:p>
          </table:table-cell>
          <table:table-cell table:style-name="Table2.A8" office:value-type="string">
            <text:p text:style-name="P94"><text:span text:style-name="T11">«Project_Budget_Min_</text:span><text:span text:style-name="T12">C</text:span><text:span text:style-name="T11">onditional»</text:span></text:p>
          </table:table-cell>
        </table:table-row>
        <table:table-row table:style-name="Table2.1">
          <table:table-cell table:style-name="Table2.A8" office:value-type="string">
            <text:p text:style-name="P28"><text:span text:style-name="T37">Indicative </text:span><text:span text:style-name="T36">Maximum </text:span><text:span text:style-name="T35">Budget <text:s/></text:span><text:span text:style-name="T33">£</text:span></text:p>
          </table:table-cell>
          <table:table-cell table:style-name="Table2.A8" office:value-type="string">
            <text:p text:style-name="P74">«Project_Budget_Max»</text:p>
          </table:table-cell>
        </table:table-row>
        <table:table-row table:style-name="Table2.1">
          <table:table-cell table:style-name="Table2.A8" office:value-type="string">
            <text:p text:style-name="P30">Additional information on Budget</text:p>
          </table:table-cell>
          <table:table-cell table:style-name="Table2.A8" office:value-type="string">
            <text:p text:style-name="P74">«Project_Budget<text:span text:style-name="T43">_Addit</text:span><text:span text:style-name="T44">i</text:span><text:span text:style-name="T43">onal_info</text:span>»</text:p>
          </table:table-cell>
        </table:table-row>
      </table:table>
      <text:p text:style-name="Standard"/>
      <text:p text:style-name="P31">About the work</text:p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9">Why the work is being done</text:p>
          </table:table-cell>
          <table:table-cell table:style-name="Table3.A1" office:value-type="string">
            <text:p text:style-name="P71">«Insert_Why_Work_Being_Done»</text:p>
          </table:table-cell>
        </table:table-row>
        <table:table-row table:style-name="Table3.1">
          <table:table-cell table:style-name="Table3.A1" office:value-type="string">
            <text:p text:style-name="P49">Problem to be solved</text:p>
          </table:table-cell>
          <table:table-cell table:style-name="Table3.A1" office:value-type="string">
            <text:p text:style-name="P71">«Insert_Problem_Statement_Box_1»</text:p>
          </table:table-cell>
        </table:table-row>
        <table:table-row table:style-name="Table3.1">
          <table:table-cell table:style-name="Table3.A1" office:value-type="string">
            <text:p text:style-name="P49">Early market <text:soft-page-break/>engagement</text:p>
          </table:table-cell>
          <table:table-cell table:style-name="Table3.A1" office:value-type="string">
            <text:p text:style-name="P71">«Insert_Prev_Market_Engage_Box_1»</text:p>
          </table:table-cell>
        </table:table-row>
        <table:table-row table:style-name="Table3.1">
          <table:table-cell table:style-name="Table3.A1" office:value-type="string">
            <text:p text:style-name="P49">Any work that’s already been done</text:p>
          </table:table-cell>
          <table:table-cell table:style-name="Table3.A1" office:value-type="string">
            <text:p text:style-name="P71">«Insert_Work_Done_So_Far_Box_1»</text:p>
          </table:table-cell>
        </table:table-row>
        <table:table-row table:style-name="Table3.1">
          <table:table-cell table:style-name="Table3.A1" office:value-type="string">
            <text:p text:style-name="P49">Existing team</text:p>
          </table:table-cell>
          <table:table-cell table:style-name="Table3.A1" office:value-type="string">
            <text:p text:style-name="P71">«Existing_Team_Details»</text:p>
          </table:table-cell>
        </table:table-row>
        <table:table-row table:style-name="Table3.1">
          <table:table-cell table:style-name="Table3.A1" office:value-type="string">
            <text:p text:style-name="P49">Current phase</text:p>
          </table:table-cell>
          <table:table-cell table:style-name="Table3.A1" office:value-type="string">
            <text:p text:style-name="P71">«Project_Phase_Currently_In»</text:p>
          </table:table-cell>
        </table:table-row>
      </table:table>
      <text:p text:style-name="Standard"/>
      <text:p text:style-name="P50">Who the users are and what they need to do</text:p>
      <text:p text:style-name="P50"/>
      <table:table table:name="KEY_USERS" table:style-name="KEY_5f_USERS">
        <table:table-column table:style-name="KEY_5f_USERS.A"/>
        <table:table-column table:style-name="KEY_5f_USERS.B"/>
        <table:table-row table:style-name="KEY_5f_USERS.1">
          <table:table-cell table:style-name="KEY_5f_USERS.A1" office:value-type="string">
            <text:p text:style-name="P24">Key User</text:p>
          </table:table-cell>
          <table:table-cell table:style-name="KEY_5f_USERS.A1" office:value-type="string">
            <text:p text:style-name="P24">Key User Definition</text:p>
          </table:table-cell>
        </table:table-row>
        <table:table-row table:style-name="KEY_5f_USERS.1">
          <table:table-cell table:style-name="KEY_5f_USERS.A1" office:value-type="string">
            <text:p text:style-name="P79">«Key_User_#n»</text:p>
            <text:p text:style-name="P19"/>
          </table:table-cell>
          <table:table-cell table:style-name="KEY_5f_USERS.A1" office:value-type="string">
            <text:p text:style-name="P72">«Key_User_#n_Definition»</text:p>
          </table:table-cell>
        </table:table-row>
      </table:table>
      <text:p text:style-name="P93"/>
      <text:p text:style-name="P31">Work setup</text:p>
      <text:p text:style-name="Standard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9">Address where the work will take place</text:p>
          </table:table-cell>
          <table:table-cell table:style-name="Table4.A1" office:value-type="string">
            <text:p text:style-name="P76">«Where_Work_Done»</text:p>
          </table:table-cell>
        </table:table-row>
        <table:table-row table:style-name="Table4.2">
          <table:table-cell table:style-name="Table4.A1" office:value-type="string">
            <text:p text:style-name="P49">Working arrangements</text:p>
          </table:table-cell>
          <table:table-cell table:style-name="Table4.A1" office:value-type="string">
            <text:p text:style-name="P71">«Working_Arrangements»</text:p>
          </table:table-cell>
        </table:table-row>
        <table:table-row table:style-name="Table4.3">
          <table:table-cell table:style-name="Table4.A1" office:value-type="string">
            <text:p text:style-name="P49">Security clearance</text:p>
          </table:table-cell>
          <table:table-cell table:style-name="Table4.A1" office:value-type="string">
            <text:p text:style-name="P85">«Security_level_selection»</text:p>
            <text:p text:style-name="P85">«Security_level_user_input»</text:p>
          </table:table-cell>
        </table:table-row>
      </table:table>
      <text:p text:style-name="Standard"/>
      <text:p text:style-name="P31">Additional information</text:p>
      <text:p text:style-name="Standard"/>
      <table:table table:name="TERMS" table:style-name="TERMS">
        <table:table-column table:style-name="TERMS.A"/>
        <table:table-column table:style-name="TERMS.B"/>
        <table:table-row table:style-name="TERMS.1">
          <table:table-cell table:style-name="TERMS.A1" office:value-type="string">
            <text:p text:style-name="P23">Special term<text:span text:style-name="T40">s</text:span> or <text:span text:style-name="T40">c</text:span>ondition<text:span text:style-name="T40">s</text:span></text:p>
          </table:table-cell>
          <table:table-cell table:style-name="TERMS.A1" office:value-type="string">
            <text:p text:style-name="P23">Special Term or Condition Description</text:p>
          </table:table-cell>
        </table:table-row>
        <table:table-row table:style-name="TERMS.1">
          <table:table-cell table:style-name="TERMS.A1" office:value-type="string">
            <text:p text:style-name="P71">«Insert_Special_Term Title #1 of n (max 20)_Condtional»</text:p>
            <text:p text:style-name="P18"/>
          </table:table-cell>
          <table:table-cell table:style-name="TERMS.A1" office:value-type="string">
            <text:p text:style-name="P71">«Insert Special_Term Description #1 of n (max 20)_Conditional»</text:p>
          </table:table-cell>
        </table:table-row>
      </table:table>
      <text:p text:style-name="Standard"/>
      <text:p text:style-name="P31">Additional documents</text:p>
      <text:p text:style-name="P31"/>
      <text:p text:style-name="P73">«Upload_document_filename_#n»</text:p>
      <text:p text:style-name="P95"/>
      <text:p text:style-name="P52">How many suppliers <text:span text:style-name="T39">to shortlist</text:span></text:p>
      <text:p text:style-name="P52"/>
      <text:p text:style-name="P69">«Insert Number of suppliers»</text:p>
      <text:p text:style-name="P69"/>
      <text:p text:style-name="P35">How suppliers will be evaluated</text:p>
      <text:p text:style-name="P42"/>
      <text:p text:style-name="P11">All shortlisted suppliers will be invited to further assessment and will be asked to provide a written proposal - this is a mandatory assessment method. Buyers may also wish to use additional assessment methods to evaluate individual criteria - these will be listed below.</text:p>
      <text:p text:style-name="P11"/>
      <text:p text:style-name="P53">Evaluation weighting</text:p>
      <text:p text:style-name="P57"/>
      <text:p text:style-name="P57"><text:soft-page-break/>Technical competence</text:p>
      <text:list xml:id="list1734474981" text:style-name="WWNum2">
        <text:list-item>
          <text:p text:style-name="P101"><text:span text:style-name="T9">«insert_Technical_Comp_Weight» % - </text:span><text:span text:style-name="T18">Technical </text:span><text:span text:style-name="T22">c</text:span><text:span text:style-name="T21">ompetence</text:span></text:p>
          <text:list>
            <text:list-item>
              <text:p text:style-name="P101"><text:span text:style-name="T9">«insert_Technical_Comp_Ess_Skill_Weight_overall_#» % - </text:span><text:span text:style-name="T26">Essential </text:span><text:span text:style-name="T27">skills and experience</text:span></text:p>
            </text:list-item>
            <text:list-item>
              <text:p text:style-name="P101"><text:span text:style-name="T9">«insert_Technical_Comp_Nice_Skill_Weight_overall_#» % - </text:span><text:span text:style-name="T18">Nice to have skills </text:span><text:span text:style-name="T21">and experience</text:span></text:p>
            </text:list-item>
            <text:list-item>
              <text:p text:style-name="P101"><text:span text:style-name="T9">«insert_Technical_Comp_Tech_Q_Weight_overall_#» % - </text:span><text:span text:style-name="T18">Quality </text:span></text:p>
            </text:list-item>
          </text:list>
        </text:list-item>
      </text:list>
      <text:p text:style-name="P33">Skills and experience</text:p>
      <text:p text:style-name="P33"/>
      <text:p text:style-name="P7">Buyers will use the essential and nice-to-have skills and experience to shortlist suppliers using their responses against each of the criteria. The essential and nice-to-have skills and experience form part of the overall technical competence of the supplier.</text:p>
      <text:p text:style-name="P100"/>
      <text:p text:style-name="P44">Essential skills and experience</text:p>
      <text:p text:style-name="P39"/>
      <table:table table:name="TECHNICAL_SKILL" table:style-name="TECHNICAL_5f_SKILL">
        <table:table-column table:style-name="TECHNICAL_5f_SKILL.A"/>
        <table:table-column table:style-name="TECHNICAL_5f_SKILL.B"/>
        <table:table-column table:style-name="TECHNICAL_5f_SKILL.C"/>
        <table:table-row table:style-name="TECHNICAL_5f_SKILL.1">
          <table:table-cell table:style-name="TECHNICAL_5f_SKILL.A1" office:value-type="string">
            <text:p text:style-name="P60">#</text:p>
          </table:table-cell>
          <table:table-cell table:style-name="TECHNICAL_5f_SKILL.A1" office:value-type="string">
            <text:p text:style-name="P65">Question</text:p>
          </table:table-cell>
          <table:table-cell table:style-name="TECHNICAL_5f_SKILL.A1" office:value-type="string">
            <text:p text:style-name="P65">Weighting %</text:p>
          </table:table-cell>
        </table:table-row>
        <table:table-row table:style-name="TECHNICAL_5f_SKILL.2">
          <table:table-cell table:style-name="TECHNICAL_5f_SKILL.A1" office:value-type="string">
            <text:p text:style-name="P4">1</text:p>
          </table:table-cell>
          <table:table-cell table:style-name="TECHNICAL_5f_SKILL.A1" office:value-type="string">
            <text:p text:style-name="P89">«insert_Technical_Comp_Ess_Skill_Descrip»</text:p>
            <text:p text:style-name="P17"/>
          </table:table-cell>
          <table:table-cell table:style-name="TECHNICAL_5f_SKILL.A1" office:value-type="string">
            <text:p text:style-name="P89">«insert_Technical_Comp_Ess_Skill_Weight#»</text:p>
          </table:table-cell>
        </table:table-row>
      </table:table>
      <text:p text:style-name="P100"/>
      <text:p text:style-name="P44">Nice-to-have skills and experience</text:p>
      <text:p text:style-name="P39"/>
      <table:table table:name="NICE_TO_HAVE_SKILL" table:style-name="NICE_5f_TO_5f_HAVE_5f_SKILL">
        <table:table-column table:style-name="NICE_5f_TO_5f_HAVE_5f_SKILL.A"/>
        <table:table-column table:style-name="NICE_5f_TO_5f_HAVE_5f_SKILL.B"/>
        <table:table-column table:style-name="NICE_5f_TO_5f_HAVE_5f_SKILL.C"/>
        <table:table-row table:style-name="NICE_5f_TO_5f_HAVE_5f_SKILL.1">
          <table:table-cell table:style-name="NICE_5f_TO_5f_HAVE_5f_SKILL.A1" office:value-type="string">
            <text:p text:style-name="P60">#</text:p>
          </table:table-cell>
          <table:table-cell table:style-name="NICE_5f_TO_5f_HAVE_5f_SKILL.A1" office:value-type="string">
            <text:p text:style-name="P65">Question</text:p>
          </table:table-cell>
          <table:table-cell table:style-name="NICE_5f_TO_5f_HAVE_5f_SKILL.A1" office:value-type="string">
            <text:p text:style-name="P65">Weighting %</text:p>
          </table:table-cell>
        </table:table-row>
        <table:table-row table:style-name="NICE_5f_TO_5f_HAVE_5f_SKILL.1">
          <table:table-cell table:style-name="NICE_5f_TO_5f_HAVE_5f_SKILL.A1" office:value-type="string">
            <text:p text:style-name="P4">1</text:p>
          </table:table-cell>
          <table:table-cell table:style-name="NICE_5f_TO_5f_HAVE_5f_SKILL.A1" office:value-type="string">
            <text:p text:style-name="P17"><text:span text:style-name="T9">«insert_Technical_Comp_</text:span><text:span text:style-name="T7">Nice_Skill_Descrip_conditional</text:span><text:span text:style-name="T9">»</text:span></text:p>
            <text:p text:style-name="P17"/>
          </table:table-cell>
          <table:table-cell table:style-name="NICE_5f_TO_5f_HAVE_5f_SKILL.A1" office:value-type="string">
            <text:p text:style-name="P17"><text:span text:style-name="T9">«insert_Technical_Comp_</text:span><text:span text:style-name="T7">Nice_Skill_Weight#»</text:span></text:p>
          </table:table-cell>
        </table:table-row>
      </table:table>
      <text:p text:style-name="P39"/>
      <text:p text:style-name="P9"><text:span text:style-name="T30">Cultural </text:span><text:span text:style-name="T32">f</text:span><text:span text:style-name="T30">it</text:span></text:p>
      <text:list xml:id="list131627753441458" text:continue-numbering="true" text:style-name="WWNum2">
        <text:list-item>
          <text:p text:style-name="P102"><text:span text:style-name="T9">«insert_</text:span><text:span text:style-name="T10">Cultural</text:span><text:span text:style-name="T9">_</text:span><text:span text:style-name="T10">fit</text:span><text:span text:style-name="T9">_ Weight Conditional» % - </text:span><text:span text:style-name="T19">Cultural</text:span><text:span text:style-name="T18"> </text:span><text:span text:style-name="T20">f</text:span><text:span text:style-name="T19">it</text:span></text:p>
        </text:list-item>
      </text:list>
      <text:p text:style-name="P8">Social <text:span text:style-name="T32">v</text:span>alue</text:p>
      <text:list xml:id="list131627124337949" text:continue-numbering="true" text:style-name="WWNum2">
        <text:list-item>
          <text:p text:style-name="P101"><text:span text:style-name="T9">«insert_Social_Value_ Weight Conditional» % - </text:span><text:span text:style-name="T18">Social </text:span><text:span text:style-name="T20">v</text:span><text:span text:style-name="T18">alue</text:span></text:p>
        </text:list-item>
      </text:list>
      <text:p text:style-name="P8">Price</text:p>
      <text:list xml:id="list131627666885880" text:continue-numbering="true" text:style-name="WWNum2">
        <text:list-item>
          <text:p text:style-name="P103"><text:span text:style-name="T8">«insert_Price_ Weight» % - </text:span><text:span text:style-name="T25">Price</text:span></text:p>
        </text:list-item>
      </text:list>
      <text:p text:style-name="P70"/>
      <text:p text:style-name="P54">Technical <text:span text:style-name="T32">c</text:span>riteria</text:p>
      <text:p text:style-name="P37"/>
      <table:table table:name="TECHNICAL_COMP" table:style-name="TECHNICAL_5f_COMP">
        <table:table-column table:style-name="TECHNICAL_5f_COMP.A"/>
        <table:table-column table:style-name="TECHNICAL_5f_COMP.B"/>
        <table:table-column table:style-name="TECHNICAL_5f_COMP.C"/>
        <table:table-row table:style-name="TECHNICAL_5f_COMP.1">
          <table:table-cell table:style-name="TECHNICAL_5f_COMP.A1" office:value-type="string">
            <text:p text:style-name="P58">#</text:p>
          </table:table-cell>
          <table:table-cell table:style-name="TECHNICAL_5f_COMP.A1" office:value-type="string">
            <text:p text:style-name="P62">Question</text:p>
          </table:table-cell>
          <table:table-cell table:style-name="TECHNICAL_5f_COMP.A1" office:value-type="string">
            <text:p text:style-name="P64">Weighting %</text:p>
          </table:table-cell>
        </table:table-row>
        <table:table-row table:style-name="TECHNICAL_5f_COMP.1">
          <table:table-cell table:style-name="TECHNICAL_5f_COMP.A1" office:value-type="string">
            <text:p text:style-name="P2">1</text:p>
          </table:table-cell>
          <table:table-cell table:style-name="TECHNICAL_5f_COMP.A1" office:value-type="string">
            <text:p text:style-name="P78">«insert_Technical_Comp_Tech_Q_Descrip»</text:p>
          </table:table-cell>
          <table:table-cell table:style-name="TECHNICAL_5f_COMP.A1" office:value-type="string">
            <text:p text:style-name="P87">«insert_Technical_Comp_Tech_Q_Weight#»</text:p>
          </table:table-cell>
        </table:table-row>
      </table:table>
      <text:p text:style-name="P37"/>
      <text:p text:style-name="P55"><text:span text:style-name="T29">Cultural </text:span><text:span text:style-name="T32">f</text:span><text:span text:style-name="T29">it</text:span> <text:span text:style-name="T32">c</text:span>riteria</text:p>
      <text:p text:style-name="P38"/>
      <table:table table:name="CULTURAL_FIT" table:style-name="CULTURAL_5f_FIT">
        <table:table-column table:style-name="CULTURAL_5f_FIT.A"/>
        <table:table-column table:style-name="CULTURAL_5f_FIT.B"/>
        <table:table-column table:style-name="CULTURAL_5f_FIT.C"/>
        <table:table-row table:style-name="CULTURAL_5f_FIT.1">
          <table:table-cell table:style-name="CULTURAL_5f_FIT.A1" office:value-type="string">
            <text:p text:style-name="P59">#</text:p>
          </table:table-cell>
          <table:table-cell table:style-name="CULTURAL_5f_FIT.A1" office:value-type="string">
            <text:p text:style-name="P63">Question</text:p>
          </table:table-cell>
          <table:table-cell table:style-name="CULTURAL_5f_FIT.A1" office:value-type="string">
            <text:p text:style-name="P64">Weighting %</text:p>
          </table:table-cell>
        </table:table-row>
        <table:table-row table:style-name="CULTURAL_5f_FIT.1">
          <table:table-cell table:style-name="CULTURAL_5f_FIT.A1" office:value-type="string">
            <text:p text:style-name="P3">1</text:p>
          </table:table-cell>
          <table:table-cell table:style-name="CULTURAL_5f_FIT.A1" office:value-type="string">
            <text:p text:style-name="P83">«insert_<text:span text:style-name="T29">Cultfit</text:span>_Question_#_conditional»</text:p>
          </table:table-cell>
          <table:table-cell table:style-name="CULTURAL_5f_FIT.A1" office:value-type="string">
            <text:p text:style-name="P88">«insert_<text:span text:style-name="T29">Cultfit</text:span>_Question_Weight_#_c<text:soft-page-break/>onditional»</text:p>
          </table:table-cell>
        </table:table-row>
      </table:table>
      <text:p text:style-name="P38"/>
      <text:p text:style-name="P56">Social <text:span text:style-name="T32">v</text:span>alue<text:span text:style-name="T31">s</text:span> <text:span text:style-name="T32">c</text:span>riteria</text:p>
      <text:p text:style-name="P40"/>
      <table:table table:name="SOCIAL_VALUES" table:style-name="SOCIAL_5f_VALUES">
        <table:table-column table:style-name="SOCIAL_5f_VALUES.A"/>
        <table:table-column table:style-name="SOCIAL_5f_VALUES.B"/>
        <table:table-column table:style-name="SOCIAL_5f_VALUES.C"/>
        <table:table-row table:style-name="SOCIAL_5f_VALUES.1">
          <table:table-cell table:style-name="SOCIAL_5f_VALUES.A1" office:value-type="string">
            <text:p text:style-name="P61">#</text:p>
          </table:table-cell>
          <table:table-cell table:style-name="SOCIAL_5f_VALUES.A1" office:value-type="string">
            <text:p text:style-name="P66">Question</text:p>
          </table:table-cell>
          <table:table-cell table:style-name="SOCIAL_5f_VALUES.A1" office:value-type="string">
            <text:p text:style-name="P66">Weighting %</text:p>
          </table:table-cell>
        </table:table-row>
        <table:table-row table:style-name="SOCIAL_5f_VALUES.1">
          <table:table-cell table:style-name="SOCIAL_5f_VALUES.A1" office:value-type="string">
            <text:p text:style-name="P5">1</text:p>
          </table:table-cell>
          <table:table-cell table:style-name="SOCIAL_5f_VALUES.A1" office:value-type="string">
            <text:p text:style-name="P84">«insert_SocVal_Question_#_conditional»</text:p>
          </table:table-cell>
          <table:table-cell table:style-name="SOCIAL_5f_VALUES.A1" office:value-type="string">
            <text:p text:style-name="P90">«insert_SocVal_Question_Weight_#_conditional»</text:p>
          </table:table-cell>
        </table:table-row>
      </table:table>
      <text:p text:style-name="P40"/>
      <text:p text:style-name="P67">Pricing <text:span text:style-name="T38">m</text:span>odel</text:p>
      <text:list text:style-name="L1">
        <text:list-item>
          <text:p text:style-name="P107"><text:span text:style-name="T11">«</text:span><text:span text:style-name="T13">Pricing_Model</text:span><text:span text:style-name="T11">»</text:span></text:p>
        </text:list-item>
      </text:list>
      <text:p text:style-name="P36"/>
      <text:p text:style-name="P48">Additional assessment methods</text:p>
      <text:list xml:id="list131626722620760" text:continue-list="list966272681" text:style-name="List_20_1">
        <text:list-item>
          <text:p text:style-name="P106"><text:bookmark-start text:name="__DdeLink__24139_1517376212"/>«insert_Assess_model_selection conditional»<text:bookmark-end text:name="__DdeLink__24139_1517376212"/></text:p>
        </text:list-item>
      </text:list>
      <text:p text:style-name="P77"/>
      <text:p text:style-name="P99"><text:s/><text:span text:style-name="T2">Question and answer session</text:span></text:p>
      <text:p text:style-name="P86"><text:s text:c="3"/>«insert_QandA_descrip conditional»</text:p>
      <text:p text:style-name="Standard"/>
      <text:p text:style-name="P34">How suppliers will be scored</text:p>
      <text:p text:style-name="P82"/>
      <table:table table:name="SCORE" table:style-name="SCORE">
        <table:table-column table:style-name="SCORE.A"/>
        <table:table-column table:style-name="SCORE.B"/>
        <table:table-column table:style-name="SCORE.C"/>
        <table:table-row table:style-name="SCORE.1">
          <table:table-cell table:style-name="SCORE.A1" office:value-type="string">
            <text:p text:style-name="P26">Level</text:p>
          </table:table-cell>
          <table:table-cell table:style-name="SCORE.A1" office:value-type="string">
            <text:p text:style-name="P26">Score</text:p>
          </table:table-cell>
          <table:table-cell table:style-name="SCORE.A1" office:value-type="string">
            <text:p text:style-name="P26">Description</text:p>
          </table:table-cell>
        </table:table-row>
        <table:table-row table:style-name="SCORE.1">
          <table:table-cell table:style-name="SCORE.A1" office:value-type="string">
            <text:p text:style-name="P81">«Insert_Score_Model_Descr_Marks»</text:p>
          </table:table-cell>
          <table:table-cell table:style-name="SCORE.A1" office:value-type="string">
            <text:p text:style-name="P81">«Insert_Score_Model_Descr_Score»</text:p>
          </table:table-cell>
          <table:table-cell table:style-name="SCORE.A1" office:value-type="string">
            <text:p text:style-name="P81">«Insert_Score_Model_Descr_Description»</text:p>
          </table:table-cell>
        </table:table-row>
      </table:table>
      <text:p text:style-name="P41"/>
      <text:h text:style-name="Heading_20_1" text:outline-level="1"><text:bookmark-start text:name="_Hlk115283791"/><text:span text:style-name="T28">Timelines for the competition</text:span><text:bookmark-end text:name="_Hlk115283791"/><text:bookmark-end text:name="_Toc111631741"/><text:bookmark-end text:name="_Toc111560524"/><text:bookmark-end text:name="_Toc95972672"/><text:line-break/><text:bookmark-end text:name="_Hlk95974457"/></text:h>
      <text:p text:style-name="P10">These are our intended timelines. We will try to achieve these but, for a range of reasons, dates can change. <text:s/>We will tell you if and when timelines change.<text:line-break/></text:p>
      <table:table table:name="Table14" table:style-name="Table14">
        <table:table-column table:style-name="Table14.A" table:number-columns-repeated="2"/>
        <table:table-row table:style-name="Table14.1">
          <table:table-cell table:style-name="Table14.A1" office:value-type="string">
            <text:p text:style-name="P46">Activity</text:p>
          </table:table-cell>
          <table:table-cell table:style-name="Table14.B1" office:value-type="string">
            <text:p text:style-name="P45">Time / Date</text:p>
          </table:table-cell>
        </table:table-row>
        <table:table-row table:style-name="Table14.1">
          <table:table-cell table:style-name="Table14.A1" office:value-type="string">
            <text:p text:style-name="P43">Published</text:p>
          </table:table-cell>
          <table:table-cell table:style-name="Table14.B1" office:value-type="string">
            <text:p text:style-name="P92">«Insert Time, Date, Month, Year of #1»</text:p>
          </table:table-cell>
        </table:table-row>
        <table:table-row table:style-name="Table14.1">
          <table:table-cell table:style-name="Table14.A1" office:value-type="string">
            <text:p text:style-name="P47">Deadline for asking questions</text:p>
          </table:table-cell>
          <table:table-cell table:style-name="Table14.B1" office:value-type="string">
            <text:p text:style-name="P92">«Insert Time, Date, Month, Year of #2»</text:p>
          </table:table-cell>
        </table:table-row>
        <table:table-row table:style-name="Table14.1">
          <table:table-cell table:style-name="Table14.A1" office:value-type="string">
            <text:p text:style-name="P47">Deadline for publishing clarification responses</text:p>
          </table:table-cell>
          <table:table-cell table:style-name="Table14.B1" office:value-type="string">
            <text:p text:style-name="P92">«Insert Time, Date, Month, Year of #3»</text:p>
          </table:table-cell>
        </table:table-row>
        <table:table-row table:style-name="Table14.1">
          <table:table-cell table:style-name="Table14.A1" office:value-type="string">
            <text:p text:style-name="P47">Closing date for applications</text:p>
          </table:table-cell>
          <table:table-cell table:style-name="Table14.B1" office:value-type="string">
            <text:p text:style-name="P92">«Insert Time, Date, Month, Year of #4»</text:p>
          </table:table-cell>
        </table:table-row>
        <table:table-row table:style-name="Table14.1">
          <table:table-cell table:style-name="Table14.A1" office:value-type="string">
            <text:p text:style-name="P43">Evaluation of shortlisting responses</text:p>
          </table:table-cell>
          <table:table-cell table:style-name="Table14.B1" office:value-type="string">
            <text:p text:style-name="P92">«Insert Time, Date, Month, Year of #6»</text:p>
          </table:table-cell>
        </table:table-row>
        <table:table-row table:style-name="Table14.1">
          <table:table-cell table:style-name="Table14.A1" office:value-type="string">
            <text:p text:style-name="P43">Publication of further assessment documents</text:p>
          </table:table-cell>
          <table:table-cell table:style-name="Table14.B1" office:value-type="string">
            <text:p text:style-name="P92">«Insert Time, Date, Month, Year of #12»</text:p>
          </table:table-cell>
        </table:table-row>
        <table:table-row table:style-name="Table14.1">
          <table:table-cell table:style-name="Table14.A1" office:value-type="string">
            <text:p text:style-name="P43">Closing date for written proposals</text:p>
          </table:table-cell>
          <table:table-cell table:style-name="Table14.B1" office:value-type="string">
            <text:p text:style-name="P92">«Insert Time, Date, Month, Year of #13»</text:p>
          </table:table-cell>
        </table:table-row>
        <table:table-row table:style-name="Table14.1">
          <table:table-cell table:style-name="Table14.A1" office:value-type="string">
            <text:p text:style-name="P43">Supplier presentations (if applicable)</text:p>
          </table:table-cell>
          <table:table-cell table:style-name="Table14.B1" office:value-type="string">
            <text:p text:style-name="P92">«Insert Time, Date, Month, Year of #7»</text:p>
          </table:table-cell>
        </table:table-row>
        <table:table-row table:style-name="Table14.1">
          <table:table-cell table:style-name="Table14.A1" office:value-type="string">
            <text:p text:style-name="P43">Evaluation of further assessment responses</text:p>
          </table:table-cell>
          <table:table-cell table:style-name="Table14.B1" office:value-type="string">
            <text:p text:style-name="P92">«Insert Time, Date, Month, Year of #14»</text:p>
          </table:table-cell>
        </table:table-row>
        <table:table-row table:style-name="Table14.1">
          <table:table-cell table:style-name="Table14.A11" office:value-type="string">
            <text:p text:style-name="P43">Standstill period (if applicable)</text:p>
          </table:table-cell>
          <table:table-cell table:style-name="Table14.B11" office:value-type="string">
            <text:p text:style-name="P92">«Insert Time, Date, Month, Year of #8 conditional»</text:p>
          </table:table-cell>
        </table:table-row>
        <table:table-row table:style-name="Table14.1">
          <table:table-cell table:style-name="Table14.A12" office:value-type="string">
            <text:p text:style-name="P43">Contract award</text:p>
          </table:table-cell>
          <table:table-cell table:style-name="Table14.B11" office:value-type="string">
            <text:p text:style-name="P92">«Insert Time, Date, Month, Year of #9»</text:p>
          </table:table-cell>
        </table:table-row>
        <text:soft-page-break/>
        <table:table-row table:style-name="Table14.1">
          <table:table-cell table:style-name="Table14.A13" office:value-type="string">
            <text:p text:style-name="P43">Contract signature</text:p>
          </table:table-cell>
          <table:table-cell table:style-name="Table14.B11" office:value-type="string">
            <text:p text:style-name="P92">«Insert Time, Date, Month, Year of #10»</text:p>
          </table:table-cell>
        </table:table-row>
        <table:table-row table:style-name="Table14.1">
          <table:table-cell table:style-name="Table14.A14" office:value-type="string">
            <text:p text:style-name="P43">Contract start</text:p>
          </table:table-cell>
          <table:table-cell table:style-name="Table14.B11" office:value-type="string">
            <text:p text:style-name="P92">«Insert Time, Date, Month, Year of #11»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2pt" fo:language="en" fo:country="GB" style:letter-kerning="false" style:font-name-asian="Calibri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en" fo:country="GB" style:letter-kerning="false" style:font-name-asian="Calibri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loext:linked-style-name="Heading_20_2_20_Char" style:default-outline-level="2" style:list-style-name="" style:class="text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n" style:country-asian="GB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annotation_20_text" style:display-name="annotation text" style:family="paragraph" style:parent-style-name="Standard" loext:linked-style-name="Comment_20_Text_20_Char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Balloon_20_Text" style:display-name="Balloon Text" style:family="paragraph" style:parent-style-name="Standard" loext:linked-style-name="Balloon_20_Text_20_Char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 loext:linked-style-name="Heading_20_2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n" style:country-asian="GB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annotation_20_tex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Heading_20_1_20_Char" style:display-name="Heading 1 Ch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fo:color="#000000" loext:opacity="100%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Arial" fo:font-size="10pt" style:font-size-asian="10pt" style:font-name-complex="Arial1"/>
    </style:style>
    <style:style style:name="M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MT3" style:family="text">
      <style:text-properties fo:color="#0000cc" loext:opacity="100%" fo:font-size="10pt" style:font-size-asian="10pt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MT1">Further Competition Bid Pack Att1</text:span><text:span text:style-name="MT2">«version»</text:span><text:span text:style-name="MT1"><text:tab/><text:tab/></text:span><text:span text:style-name="MT2">«System Document Publish date»</text:span></text:p>
        <text:p text:style-name="Footer"><text:span text:style-name="MT1">Ref: </text:span><text:span text:style-name="MT3">«Insert Event id»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 Office User</meta:initial-creator>
    <meta:editing-cycles>80</meta:editing-cycles>
    <meta:creation-date>2022-10-11T10:21:00</meta:creation-date>
    <dc:date>2022-11-07T13:16:25.181563258</dc:date>
    <meta:editing-duration>P1DT32M53S</meta:editing-duration>
    <meta:generator>LibreOffice/7.4.1.2$MacOSX_AARCH64 LibreOffice_project/3c58a8f3a960df8bc8fd77b461821e42c061c5f0</meta:generator>
    <meta:document-statistic meta:table-count="14" meta:image-count="0" meta:object-count="0" meta:page-count="6" meta:paragraph-count="175" meta:word-count="677" meta:character-count="5407" meta:non-whitespace-character-count="4901"/>
    <meta:user-defined meta:name="AppVersion">16.0000</meta:user-defined>
    <meta:template xlink:type="simple" xlink:actuate="onRequest" xlink:title="Normal" xlink:href=""/>
  </office:meta>
</office:document-meta>
</file>